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.1665in" fo:margin-bottom="0.1665in" loext:contextual-spacing="false" fo:line-height="100%"/>
    </style:style>
    <style:style style:name="P4" style:family="paragraph" style:parent-style-name="Standard" style:master-page-name="Standard">
      <style:paragraph-properties fo:margin-top="0.1665in" fo:margin-bottom="0.1665in" loext:contextual-spacing="false" fo:line-height="100%" style:page-number="1"/>
    </style:style>
    <style:style style:name="P5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5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6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6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7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5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3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22" style:family="paragraph" style:parent-style-name="Standard" style:list-style-name="WWNum6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23" style:family="paragraph" style:parent-style-name="Standard" style:list-style-name="WWNum2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24" style:family="paragraph" style:parent-style-name="Standard" style:list-style-name="WWNum7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25" style:family="paragraph" style:parent-style-name="Standard" style:list-style-name="WWNum5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Kuei-Feng “Chris” Tung</text:span></text:p>
      <text:p text:style-name="P3"><text:span text:style-name="T1">Contact</text:span></text:p>
      <text:list xml:id="list3892423144" text:style-name="WWNum1">
        <text:list-item>
          <text:p text:style-name="P5">Address: Section 4, Minsheng E Rd, Songshan District, Taipei City, 105, Taiwan</text:p>
        </text:list-item>
        <text:list-item>
          <text:p text:style-name="P12">Phone: 0963-798-118</text:p>
        </text:list-item>
        <text:list-item>
          <text:p text:style-name="P12">Email: omgitskuei@gmail.com</text:p>
        </text:list-item>
        <text:list-item>
          <text:p text:style-name="P12">LinkedIn:<text:a xlink:type="simple" xlink:href="https://www.linkedin.com/in/kuei-feng-tung" text:style-name="ListLabel_20_64" text:visited-style-name="ListLabel_20_64"> </text:a><text:a xlink:type="simple" xlink:href="https://www.linkedin.com/in/kuei-feng-tung" text:style-name="ListLabel_20_65" text:visited-style-name="ListLabel_20_65"><text:span text:style-name="T2">https://www.linkedin.com/in/kuei-feng-tung</text:span></text:a></text:p>
        </text:list-item>
        <text:list-item>
          <text:p text:style-name="P14">GitHub:<text:a xlink:type="simple" xlink:href="https://github.com/omgitskuei" text:style-name="ListLabel_20_64" text:visited-style-name="ListLabel_20_64"> </text:a><text:a xlink:type="simple" xlink:href="https://github.com/omgitskuei" text:style-name="ListLabel_20_65" text:visited-style-name="ListLabel_20_65"><text:span text:style-name="T2">https://github.com/omgitskuei</text:span></text:a></text:p>
        </text:list-item>
      </text:list>
      <text:p text:style-name="P3"><text:span text:style-name="T1">Experience</text:span></text:p>
      <text:p text:style-name="P3"><text:span text:style-name="T1">Product Owner, Full Stack React Developer (Remote)</text:span> | Taiwan (Remote) | Jan 2024 - Present</text:p>
      <text:list xml:id="list3582677529" text:style-name="WWNum3">
        <text:list-item>
          <text:p text:style-name="P6">RadSoftware</text:p>
          <text:list>
            <text:list-item>
              <text:p text:style-name="P16">Develop user interfaces (UI) and interaction flow based on Figma designs.</text:p>
            </text:list-item>
            <text:list-item>
              <text:p text:style-name="P16">Maintain high-quality React, TypeScript, and Node.js codebase and write clear documentation.</text:p>
            </text:list-item>
            <text:list-item>
              <text:p text:style-name="P16">Act as the primary point of contact for international contractors and providers.</text:p>
            </text:list-item>
            <text:list-item>
              <text:p text:style-name="P16">Integrate third-party providers' APIs.</text:p>
            </text:list-item>
            <text:list-item>
              <text:p text:style-name="P16">Collaborate across time zones, languages, and cultural differences.</text:p>
            </text:list-item>
            <text:list-item>
              <text:p text:style-name="P16">Review code contributions by other developers to ensure codebase quality.</text:p>
            </text:list-item>
            <text:list-item>
              <text:p text:style-name="P21">Identify potential security risks and performance bottlenecks and implement mitigations.</text:p>
            </text:list-item>
          </text:list>
        </text:list-item>
      </text:list>
      <text:p text:style-name="P3"><text:span text:style-name="T1">Full Stack Java/Spring Developer</text:span> | Taiwan | Sep 2020 - Aug 2023</text:p>
      <text:list xml:id="list640073136" text:style-name="WWNum6">
        <text:list-item>
          <text:p text:style-name="P7">Wistron ITS</text:p>
          <text:list>
            <text:list-item>
              <text:p text:style-name="P17">Develop outward/client-facing web pages using the Spring framework for insurance systems.</text:p>
            </text:list-item>
            <text:list-item>
              <text:p text:style-name="P17">Develop RESTful API endpoints for headless backend systems.</text:p>
            </text:list-item>
            <text:list-item>
              <text:p text:style-name="P17">Develop internal-facing websites as part of insurance CRM systems (CRUD operations, forms, tables, search, filter, PDFs).</text:p>
            </text:list-item>
            <text:list-item>
              <text:p text:style-name="P17">Consistently meet Agile weekly goals and occasionally exceed KPIs.</text:p>
            </text:list-item>
            <text:list-item>
              <text:p text:style-name="P17">Communicate effectively with System Analysts (SAs) to clarify specifications and avoid blockers.</text:p>
            </text:list-item>
            <text:list-item>
              <text:p text:style-name="P17">Review colleagues' code commits to maintain quality control.</text:p>
            </text:list-item>
            <text:list-item>
              <text:p text:style-name="P22"><text:soft-page-break/>Write JUnit tests and Selenium automated tests for quality assurance.</text:p>
            </text:list-item>
          </text:list>
        </text:list-item>
      </text:list>
      <text:p text:style-name="P3"><text:span text:style-name="T1">Full Stack Java/Spring Developer</text:span> | Taiwan | Sep 2020 - Aug 2023</text:p>
      <text:list xml:id="list518901063" text:style-name="WWNum2">
        <text:list-item>
          <text:p text:style-name="P8">Pershing Technology Services Corporation</text:p>
          <text:list>
            <text:list-item>
              <text:p text:style-name="P18">Exceed expectations by resolving bugs in a Test-Driven Development (TDD) style ahead of deadlines.</text:p>
            </text:list-item>
            <text:list-item>
              <text:p text:style-name="P18">Deliver RESTful Java servers with Spring within short Agile cycles.</text:p>
            </text:list-item>
            <text:list-item>
              <text:p text:style-name="P18">Develop back-end using MVC pattern, Java, Spring, Gradle, T-SQL, JPA, Apache POI, Tomcat, Docker, and VirtualBox.</text:p>
            </text:list-item>
            <text:list-item>
              <text:p text:style-name="P18">Develop front-end using HTML5, JavaScript, jQuery, React.js, AJAX, JSP, Mustache, and CSS.</text:p>
            </text:list-item>
            <text:list-item>
              <text:p text:style-name="P23">Replace legacy SWIFT system with a RESTful Web API at Bank SinoPac (永豐銀行/永豐金融控股).</text:p>
            </text:list-item>
          </text:list>
        </text:list-item>
      </text:list>
      <text:p text:style-name="P3"><text:span text:style-name="T1">Education</text:span></text:p>
      <text:p text:style-name="P3"><text:span text:style-name="T1">Graduate of Cross-Platform Java Engineer Bootcamp (Class of Oct 2019)</text:span> | Taiwan | Oct 2019 - Apr 2020</text:p>
      <text:list xml:id="list103447535" text:style-name="WWNum7">
        <text:list-item>
          <text:p text:style-name="P9">Institute for Information Industry (資訊工業策進會)</text:p>
          <text:list>
            <text:list-item>
              <text:p text:style-name="P19">Develop server-side/backend Java to handle business logic and data fetching with the Fetch API in a Spring MVC project.</text:p>
            </text:list-item>
            <text:list-item>
              <text:p text:style-name="P19">Develop client-side/frontend Java in JSTL to handle data fetching with jQuery AJAX.</text:p>
            </text:list-item>
            <text:list-item>
              <text:p text:style-name="P19">Develop Java interfacing with MSSQL databases using Hibernate and JDBC.</text:p>
            </text:list-item>
            <text:list-item>
              <text:p text:style-name="P19">Manage external libraries with Maven in Spring projects.</text:p>
            </text:list-item>
            <text:list-item>
              <text:p text:style-name="P24">Manage project version control and collaborated on code reviews using GitHub.</text:p>
            </text:list-item>
          </text:list>
        </text:list-item>
      </text:list>
      <text:p text:style-name="P3"><text:span text:style-name="T1">Bachelor of Arts (BA), Major in International Affairs</text:span> | USA | Sep 2011 - Apr 2016</text:p>
      <text:list xml:id="list28498488" text:style-name="WWNum5">
        <text:list-item>
          <text:p text:style-name="P10">Northeastern University</text:p>
          <text:list>
            <text:list-item>
              <text:p text:style-name="P20">Minors: Political Science, History, East Asian Studies</text:p>
            </text:list-item>
            <text:list-item>
              <text:p text:style-name="P20">Co-operative (co-op) internship at the International Institute of New England (Boston) facilitating refugee resettlement by teaching adults English, cultural etiquette, and job development.</text:p>
            </text:list-item>
            <text:list-item>
              <text:p text:style-name="P25">Co-op internship at the Land Mine Relief Fund in Cambodia curating museum displays, translating and recording audio tours, and teaching English.</text:p>
            </text:list-item>
          </text:list>
        </text:list-item>
      </text:list>
      <text:p text:style-name="P3"><text:span text:style-name="T1">Skills</text:span></text:p>
      <text:list xml:id="list2699850724" text:style-name="WWNum4">
        <text:list-item>
          <text:p text:style-name="P11">Programming Languages: TypeScript, React, JavaScript, Node.js, Java, SQL, Python</text:p>
        </text:list-item>
        <text:list-item>
          <text:p text:style-name="P13">Frameworks &amp; Libraries: Sequelize, Spring, Spring Boot, Next.js, Express.js, Django, Git, Hibernate, jQuery</text:p>
        </text:list-item>
        <text:list-item>
          <text:p text:style-name="P15">Other: Ajax, Unit testing, English, Chinese (Mandarin)</text:p>
        </text:list-item>
      </text:list>
      <text:p text:style-name="P1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5" style:display-name="ListLabel 65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0" meta:word-count="519" meta:character-count="3386" meta:non-whitespace-character-count="2977"/>
    <meta:generator>LibreOfficeDev/6.0.5.2$Linux_X86_64 LibreOffice_project/</meta:generator>
  </office:meta>
</office:document-meta>
</file>